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2" style:family="table">
      <style:table-properties style:width="17.039cm" fo:margin-left="-0.016cm" fo:margin-right="-0.023cm" table:align="margins"/>
    </style:style>
    <style:style style:name="Tabla2.A" style:family="table-column">
      <style:table-column-properties style:column-width="17.039cm" style:rel-column-width="65535*"/>
    </style:style>
    <style:style style:name="Tabla2.A1" style:family="table-cell">
      <style:table-cell-properties fo:padding="0.097cm" fo:border="0.0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 fo:line-height="100%" style:shadow="none"/>
      <style:text-properties style:font-name="Arial1" fo:font-size="11pt" style:font-size-asian="11pt" style:font-size-complex="11pt"/>
    </style:style>
    <style:style style:name="P3" style:family="paragraph" style:parent-style-name="Text_20_body">
      <style:paragraph-properties fo:line-height="100%" style:shadow="none"/>
      <style:text-properties style:font-name="Arial1" fo:font-size="11pt" style:font-size-asian="11pt" style:font-size-complex="11pt"/>
    </style:style>
    <style:style style:name="P4" style:family="paragraph" style:parent-style-name="Text_20_body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Heading_20_1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7" style:family="paragraph" style:parent-style-name="Heading_20_3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8" style:family="paragraph" style:parent-style-name="Heading_20_4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9" style:family="paragraph" style:parent-style-name="Heading_20_5">
      <style:paragraph-properties fo:margin-left="0.101cm" fo:margin-right="0cm" fo:margin-top="0cm" fo:margin-bottom="0cm" style:contextual-spacing="false" fo:text-indent="0cm" style:auto-text-indent="fals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0" style:family="paragraph" style:parent-style-name="Heading_20_6">
      <style:paragraph-properties fo:margin-left="0.101cm" fo:margin-right="0cm" fo:margin-top="0cm" fo:margin-bottom="0cm" style:contextual-spacing="false" fo:line-height="100%" fo:text-indent="0cm" style:auto-text-indent="false" style:shadow="none"/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1" style:family="paragraph" style:parent-style-name="Text_20_body">
      <loext:graphic-properties draw:fill="solid" draw:fill-color="#ffffff" draw:opacity="100%"/>
      <style:paragraph-properties fo:text-align="justify" style:justify-single-word="false" fo:background-color="#ffffff"/>
      <style:text-properties fo:color="#1f2f42" loext:opacity="100%" style:font-name="Arial2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2" fo:font-size="20pt" fo:font-style="normal" fo:font-weight="bold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line-height="100%" style:shadow="none"/>
    </style:style>
    <style:style style:name="P14" style:family="paragraph" style:parent-style-name="Text_20_body">
      <style:paragraph-properties fo:line-height="100%" style:shadow="none"/>
      <style:text-properties officeooo:paragraph-rsid="001d2a27"/>
    </style:style>
    <style:style style:name="P15" style:family="paragraph" style:parent-style-name="Text_20_body">
      <style:paragraph-properties fo:line-height="100%" style:shadow="none"/>
      <style:text-properties style:text-position="-33% 80%" style:font-name="Arial1" fo:font-size="13pt" style:font-size-asian="13pt" style:font-size-complex="13pt"/>
    </style:style>
    <style:style style:name="P16" style:family="paragraph" style:parent-style-name="Heading_20_2">
      <style:paragraph-properties fo:text-align="center" style:justify-single-word="false"/>
    </style:style>
    <style:style style:name="P17" style:family="paragraph" style:parent-style-name="Heading_20_3">
      <style:paragraph-properties fo:text-align="center" style:justify-single-word="false"/>
    </style:style>
    <style:style style:name="P18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style:font-name-asian="SimSun" style:font-size-asian="24pt" style:font-name-complex="Tahoma1" style:font-size-complex="24pt"/>
    </style:style>
    <style:style style:name="P19" style:family="paragraph" style:parent-style-name="Quotations">
      <style:paragraph-properties fo:margin-left="-1.251cm" fo:margin-right="1cm" fo:line-height="100%" fo:text-indent="0cm" style:auto-text-indent="false" style:shadow="none"/>
      <style:text-properties style:font-name="Times New Roman" fo:font-size="24pt" officeooo:paragraph-rsid="001d2a27" style:font-name-asian="SimSun" style:font-size-asian="24pt" style:font-name-complex="Tahoma1" style:font-size-complex="24pt"/>
    </style:style>
    <style:style style:name="P20" style:family="paragraph" style:parent-style-name="Text_20_body">
      <style:text-properties officeooo:paragraph-rsid="0023235c"/>
    </style:style>
    <style:style style:name="P2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ize="10pt"/>
    </style:style>
    <style:style style:name="T4" style:family="text">
      <style:text-properties style:text-position="-33% 80%"/>
    </style:style>
    <style:style style:name="T5" style:family="text">
      <style:text-properties style:text-position="-33% 80%" style:text-underline-style="solid" style:text-underline-width="auto" style:text-underline-color="font-color"/>
    </style:style>
    <style:style style:name="T6" style:family="text">
      <style:text-properties style:text-position="-33% 80%" fo:background-color="#ffff00" loext:char-shading-value="0"/>
    </style:style>
    <style:style style:name="T7" style:family="text">
      <style:text-properties style:text-position="-33% 80%" fo:background-color="#ffffff" loext:char-shading-value="0"/>
    </style:style>
    <style:style style:name="T8" style:family="text">
      <style:text-properties style:text-position="-33% 80%" fo:font-style="italic" fo:background-color="#ffffff" loext:char-shading-value="0" style:font-style-asian="italic" style:font-style-complex="italic"/>
    </style:style>
    <style:style style:name="T9" style:family="text">
      <style:text-properties style:text-position="-33% 80%" fo:font-style="italic" fo:background-color="#ffffff" loext:char-shading-value="0" style:font-style-asian="normal" style:font-style-complex="normal"/>
    </style:style>
    <style:style style:name="T10" style:family="text">
      <style:text-properties style:text-position="-33% 80%" fo:font-style="normal" fo:background-color="#ffffff" loext:char-shading-value="0" style:font-style-asian="normal" style:font-style-complex="normal"/>
    </style:style>
    <style:style style:name="T11" style:family="text">
      <style:text-properties style:text-position="-33% 80%" style:font-name="Arial1" fo:font-size="11pt" fo:font-style="normal" fo:font-weight="normal" fo:background-color="#ffffff" loext:char-shading-value="0" style:font-size-asian="11pt" style:font-style-asian="normal" style:font-size-complex="11pt" style:font-style-complex="normal"/>
    </style:style>
    <style:style style:name="T12" style:family="text">
      <style:text-properties style:text-position="-33% 80%" style:font-name="Arial1" fo:font-size="11pt" fo:font-style="normal" fo:background-color="#ffffff" loext:char-shading-value="0" style:font-size-asian="11pt" style:font-style-asian="normal" style:font-size-complex="11pt" style:font-style-complex="normal"/>
    </style:style>
    <style:style style:name="T13" style:family="text">
      <style:text-properties style:text-position="-33% 80%" style:font-name="Arial1" fo:font-size="13pt" style:font-size-asian="13pt" style:font-size-complex="13pt"/>
    </style:style>
    <style:style style:name="T14" style:family="text">
      <style:text-properties style:text-position="-33% 80%" style:font-name="Arial1" fo:font-size="13pt" style:text-underline-style="none" style:font-size-asian="13pt" style:font-size-complex="13pt"/>
    </style:style>
    <style:style style:name="T15" style:family="text">
      <style:text-properties style:text-position="-33% 80%" style:font-name="Arial1" fo:font-size="13pt" fo:background-color="#ffffff" loext:char-shading-value="0" style:font-size-asian="13pt" style:font-size-complex="13pt"/>
    </style:style>
    <style:style style:name="T16" style:family="text">
      <style:text-properties style:text-position="-33% 80%" style:font-name="Arial1" fo:font-size="13pt" fo:font-style="normal" fo:background-color="#ffffff" loext:char-shading-value="0" style:font-size-asian="13pt" style:font-style-asian="normal" style:font-size-complex="13pt" style:font-style-complex="normal"/>
    </style:style>
    <style:style style:name="T17" style:family="text">
      <style:text-properties style:text-position="-33% 80%" style:font-name="Arial1" fo:font-size="13pt" fo:font-style="normal" officeooo:rsid="001d2a27" fo:background-color="#ffffff" loext:char-shading-value="0" style:font-size-asian="13pt" style:font-style-asian="normal" style:font-size-complex="13pt" style:font-style-complex="normal"/>
    </style:style>
    <style:style style:name="T18" style:family="text">
      <style:text-properties style:text-position="-33% 80%" style:font-name="Arial1" fo:font-size="14pt" fo:font-style="normal" fo:background-color="#ffffff" loext:char-shading-value="0" style:font-size-asian="14pt" style:font-style-asian="normal" style:font-size-complex="14pt" style:font-style-complex="normal"/>
    </style:style>
    <style:style style:name="T19" style:family="text">
      <style:text-properties style:text-position="-33% 80%" style:font-name="Arial" fo:font-size="13pt" fo:font-style="normal" officeooo:rsid="001d2a27" fo:background-color="#ffffff" loext:char-shading-value="0" style:font-name-asian="Arial" style:font-size-asian="13pt" style:font-style-asian="normal" style:font-name-complex="Arial" style:font-size-complex="13pt" style:font-style-complex="normal"/>
    </style:style>
    <style:style style:name="T20" style:family="text">
      <style:text-properties style:text-position="33% 80%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ize="24pt"/>
    </style:style>
    <style:style style:name="T23" style:family="text">
      <style:text-properties style:font-name="Arial1" fo:font-size="11pt" style:font-size-asian="11pt" style:font-size-complex="11pt"/>
    </style:style>
    <style:style style:name="T24" style:family="text">
      <style:text-properties style:font-name="Arial1" fo:font-size="11pt" fo:font-style="normal" style:font-size-asian="11pt" style:font-style-asian="normal" style:font-size-complex="11pt" style:font-style-complex="normal"/>
    </style:style>
    <style:style style:name="T25" style:family="text">
      <style:text-properties fo:font-weight="normal" style:font-weight-asian="normal" style:font-weight-complex="normal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BOLETÍN 9</text:p>
      <text:p text:style-name="P5">1- Crear una página HTML5 que muestre el siguiente texto formateado como se muestra en la página siguiente:</text:p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h text:style-name="P6" text:outline-level="1">Texto de tamaño h1</text:h>
            <text:h text:style-name="P6" text:outline-level="1">Texto de tamaño h2</text:h>
            <text:h text:style-name="P7" text:outline-level="3">Texto de tamaño h3</text:h>
            <text:h text:style-name="P8" text:outline-level="4">Título de tamaño h4</text:h>
            <text:h text:style-name="P9" text:outline-level="5">Texto de tamaño h5</text:h>
            <text:h text:style-name="P10" text:outline-level="6">Texto de tamaño h6</text:h>
            <text:p text:style-name="P3">Las líneas horizontales son muy útiles para separar distintas secciones.</text:p>
            <text:p text:style-name="P2">Sección 1 </text:p>
            <text:p text:style-name="P2">Sección 2 </text:p>
            <text:p text:style-name="P3">Sección 3 </text:p>
            <text:p text:style-name="P3">Texto normal - <text:span text:style-name="T25">Texto en negrita </text:span></text:p>
            <text:p text:style-name="P13"><text:span text:style-name="T23">Texto normal - </text:span><text:span text:style-name="Emphasis"><text:span text:style-name="T24">Texto enfatizado</text:span></text:span><text:span text:style-name="T24"> </text:span></text:p>
            <text:p text:style-name="P3">Texto normal - <text:span text:style-name="T21">Texto en itálica </text:span></text:p>
            <text:p text:style-name="P3">Texto normal - Texto pequeño </text:p>
            <text:p text:style-name="P3">Texto normal -Texto Superíndice</text:p>
            <text:p text:style-name="P15">Texto normal-Texto Subíndice</text:p>
            <text:p text:style-name="P13"><text:span text:style-name="T13">Texto normal - </text:span><text:span text:style-name="INS"><text:span text:style-name="T14">Texto subrayado</text:span></text:span><text:span text:style-name="T14"> </text:span></text:p>
            <text:p text:style-name="P13"><draw:line text:anchor-type="paragraph" draw:z-index="3" draw:name="Forma1" draw:style-name="gr1" draw:text-style-name="P21" svg:x1="3.776cm" svg:y1="0.194cm" svg:x2="3.75cm" svg:y2="0.379cm"><text:p/></draw:line><text:span text:style-name="T13">Texto normal – </text:span><text:span text:style-name="DEL"><text:span text:style-name="T13">Texto tachado</text:span></text:span></text:p>
            <text:p text:style-name="P13"><text:span text:style-name="DEL"><text:span text:style-name="T13">Texto normal </text:span></text:span><text:span text:style-name="DEL"><text:span text:style-name="T15">texto con mark </text:span></text:span></text:p>
            <text:p text:style-name="P13"><text:span text:style-name="DEL"><text:span text:style-name="T15">Texto normal-</text:span></text:span><text:span text:style-name="Definition"><text:span text:style-name="T16">Texto tipo definición</text:span></text:span></text:p>
            <text:p text:style-name="P13"><text:span text:style-name="DEL"><text:span text:style-name="T16">Texto normal- “Texto entrecomillado”</text:span></text:span></text:p>
            <text:p text:style-name="P13"><text:span text:style-name="DEL"><text:span text:style-name="T16">Contenedor de texto eliminado</text:span></text:span></text:p>
            <text:p text:style-name="P19"><text:span text:style-name="DEL"><text:span text:style-name="T16"><text:s text:c="13"/>Sangría- bloque de texto </text:span></text:span></text:p>
            <text:p text:style-name="P14"><text:span text:style-name="DEL"><text:span text:style-name="T17">Mostrar el avance de una tarea (60%)</text:span></text:span></text:p>
            <text:p text:style-name="P14"><text:span text:style-name="DEL"><text:span text:style-name="T17">Haz clic para ver las tareas (tarea1,tarea2)</text:span></text:span></text:p>
            <text:p text:style-name="P18"><text:span text:style-name="DEL"><text:span text:style-name="T16"><text:s text:c="14"/></text:span></text:span></text:p>
            <text:p text:style-name="P18"><text:span text:style-name="DEL"><text:span text:style-name="T16"/></text:span></text:p>
          </table:table-cell>
        </table:table-row>
      </table:table>
      <text:h text:style-name="Heading_20_1" text:outline-level="1"><text:span text:style-name="DEL"><text:span text:style-name="T12"/></text:span></text:h>
      <text:p text:style-name="P4"><text:span text:style-name="DEL"><text:span text:style-name="T12"/></text:span></text:p>
      <text:h text:style-name="Heading_20_1" text:outline-level="1"><text:soft-page-break/>Texto de tamaño h1</text:h>
      <text:h text:style-name="Heading_20_2" text:outline-level="2">Texto de tamaño h2</text:h>
      <text:h text:style-name="Heading_20_3" text:outline-level="3">Texto de tamaño h3</text:h>
      <text:h text:style-name="Heading_20_4" text:outline-level="4">Título de tamaño h4</text:h>
      <text:h text:style-name="Heading_20_5" text:outline-level="5">Texto de tamaño h5</text:h>
      <text:h text:style-name="Heading_20_6" text:outline-level="6">Texto de tamaño h6</text:h>
      <text:p text:style-name="Text_20_body"/>
      <text:p text:style-name="Text_20_body">Las líneas horizontales son muy útiles para separar distintas secciones.</text:p>
      <text:p text:style-name="P1">Sección 1 </text:p>
      <text:p text:style-name="Horizontal_20_Line"/>
      <text:p text:style-name="P1">Sección 2 </text:p>
      <text:p text:style-name="Horizontal_20_Line"/>
      <text:p text:style-name="Text_20_body">Sección 3 </text:p>
      <text:p text:style-name="Text_20_body">Texto normal - <text:span text:style-name="T1">Texto en negrita</text:span> </text:p>
      <text:p text:style-name="Text_20_body">Texto normal - <text:span text:style-name="Emphasis">Texto enfatizado</text:span> </text:p>
      <text:p text:style-name="Text_20_body">Texto normal - <text:span text:style-name="T2">Texto en itálica</text:span> </text:p>
      <text:p text:style-name="Text_20_body">Texto normal - <text:span text:style-name="T3">Texto pequeño</text:span> </text:p>
      <text:p text:style-name="Text_20_body">Texto normal - <text:span text:style-name="T4">Texto Subíndice</text:span></text:p>
      <text:p text:style-name="Text_20_body"><text:span text:style-name="T4">Texto normal - </text:span><text:span text:style-name="T20">Texto superíndice</text:span><text:span text:style-name="T4"> </text:span></text:p>
      <text:p text:style-name="Text_20_body"><text:span text:style-name="T4">Texto normal - </text:span><text:span text:style-name="INS"><text:span text:style-name="T5">Texto subrayado</text:span></text:span><text:span text:style-name="T4"> </text:span></text:p>
      <text:p text:style-name="Text_20_body"><draw:line text:anchor-type="paragraph" draw:z-index="0" draw:name="Forma2" draw:style-name="gr1" draw:text-style-name="P21" svg:x1="2.136cm" svg:y1="0.406cm" svg:x2="3.962cm" svg:y2="0.406cm"><text:p/></draw:line><draw:line text:anchor-type="paragraph" draw:z-index="1" draw:name="Forma3" draw:style-name="gr1" draw:text-style-name="P21" svg:x1="3.776cm" svg:y1="0.194cm" svg:x2="3.75cm" svg:y2="0.379cm"><text:p/></draw:line><text:span text:style-name="T4">Texto normal - </text:span><text:span text:style-name="DEL"><text:span text:style-name="T4">Texto tachado</text:span></text:span></text:p>
      <text:p text:style-name="Text_20_body"><text:span text:style-name="DEL"><text:span text:style-name="T4">Texto normal </text:span></text:span><text:span text:style-name="DEL"><text:span text:style-name="T6">texto con mark </text:span></text:span></text:p>
      <text:p text:style-name="Text_20_body"><text:span text:style-name="DEL"><text:span text:style-name="T7">Texto normal-</text:span></text:span><text:span text:style-name="Definition"><text:span text:style-name="T8">Texto tipo definición</text:span></text:span></text:p>
      <text:p text:style-name="Text_20_body"><text:span text:style-name="DEL"><text:span text:style-name="T10">Texto normal- “Texto entrecomillado”</text:span></text:span></text:p>
      <text:p text:style-name="Text_20_body"><draw:line text:anchor-type="paragraph" draw:z-index="2" draw:name="Forma4" draw:style-name="gr1" draw:text-style-name="P21" svg:x1="0.019cm" svg:y1="0.381cm" svg:x2="4.147cm" svg:y2="0.381cm"><text:p/></draw:line><text:span text:style-name="DEL"><text:span text:style-name="T10">Contenedor de texto eliminado </text:span></text:span></text:p>
      <text:p text:style-name="Quotations"><text:span text:style-name="DEL"><text:span text:style-name="T10">Sangría- bloque de texto </text:span></text:span></text:p>
      <text:p text:style-name="P14"><text:span text:style-name="DEL"><text:span text:style-name="T17">El avance de la tarea <text:s/>es : mostrar barra</text:span></text:span></text:p>
      <text:p text:style-name="P14"><text:span text:style-name="DEL"><text:span text:style-name="T19">▼</text:span></text:span><text:span text:style-name="DEL"><text:span text:style-name="T17">Haz clic para ver las tareas</text:span></text:span></text:p>
      <text:p text:style-name="Text_20_body"><text:span text:style-name="DEL"><text:span text:style-name="T12"/></text:span></text:p>
      <text:p text:style-name="Text_20_body"><text:span text:style-name="DEL"><text:span text:style-name="T12"/></text:span></text:p>
      <text:p text:style-name="Text_20_body"><text:soft-page-break/><text:span text:style-name="DEL"><text:span text:style-name="T18"/></text:span></text:p>
      <text:p text:style-name="P20"><text:span text:style-name="DEL"><text:span text:style-name="T18">&lt;!DOCTYPE html&gt;</text:span></text:span></text:p>
      <text:p text:style-name="P20"><text:span text:style-name="DEL"><text:span text:style-name="T18">&lt;html lang="es"&gt;</text:span></text:span></text:p>
      <text:p text:style-name="P20"><text:span text:style-name="DEL"><text:span text:style-name="T18">&lt;head&gt;</text:span></text:span></text:p>
      <text:p text:style-name="P20"><text:span text:style-name="DEL"><text:span text:style-name="T18"><text:tab/>&lt;meta charset="utf-8"&gt;</text:span></text:span></text:p>
      <text:p text:style-name="P20"><text:span text:style-name="DEL"><text:span text:style-name="T18"><text:tab/>&lt;meta name="viewport" content="width=device-width, initial-scale=1"&gt;</text:span></text:span></text:p>
      <text:p text:style-name="P20"><text:span text:style-name="DEL"><text:span text:style-name="T18"><text:tab/>&lt;title&gt;boletin 9 &lt;/title&gt;</text:span></text:span></text:p>
      <text:p text:style-name="P20"><text:span text:style-name="DEL"><text:span text:style-name="T18">&lt;/head&gt;</text:span></text:span></text:p>
      <text:p text:style-name="P20"><text:span text:style-name="DEL"><text:span text:style-name="T18">&lt;body&gt;</text:span></text:span></text:p>
      <text:p text:style-name="P20"><text:span text:style-name="DEL"><text:span text:style-name="T18"/></text:span></text:p>
      <text:p text:style-name="P20"><text:span text:style-name="DEL"><text:span text:style-name="T18">&lt;h1&gt;Texto de tamaño h1&lt;h1&gt;</text:span></text:span></text:p>
      <text:p text:style-name="P20"><text:span text:style-name="DEL"><text:span text:style-name="T18"/></text:span></text:p>
      <text:p text:style-name="P20"><text:span text:style-name="DEL"><text:span text:style-name="T18">&lt;h2&gt;Texto de tamaño h2&lt;h2&gt;</text:span></text:span></text:p>
      <text:p text:style-name="P20"><text:span text:style-name="DEL"><text:span text:style-name="T18"/></text:span></text:p>
      <text:p text:style-name="P20"><text:span text:style-name="DEL"><text:span text:style-name="T18">&lt;h3&gt;Texto de tamaño h3&lt;h3&gt;</text:span></text:span></text:p>
      <text:p text:style-name="P20"><text:span text:style-name="DEL"><text:span text:style-name="T18"/></text:span></text:p>
      <text:p text:style-name="P20"><text:span text:style-name="DEL"><text:span text:style-name="T18">&lt;h4&gt;Título de tamaño h4&lt;h4&gt;</text:span></text:span></text:p>
      <text:p text:style-name="P20"><text:span text:style-name="DEL"><text:span text:style-name="T18"/></text:span></text:p>
      <text:p text:style-name="P20"><text:span text:style-name="DEL"><text:span text:style-name="T18">&lt;h5&gt;Texto de tamaño h5&lt;h5&gt;</text:span></text:span></text:p>
      <text:p text:style-name="P20"><text:span text:style-name="DEL"><text:span text:style-name="T18"/></text:span></text:p>
      <text:p text:style-name="P20"><text:span text:style-name="DEL"><text:span text:style-name="T18">&lt;h6&gt;Texto de tamaño h6&lt;h6&gt;</text:span></text:span></text:p>
      <text:p text:style-name="P20"><text:span text:style-name="DEL"><text:span text:style-name="T18"><text:tab/>&lt;br&gt;</text:span></text:span></text:p>
      <text:p text:style-name="P20"><text:span text:style-name="DEL"><text:span text:style-name="T18"><text:tab/>Las líneas horizontales son muy útiles para separar distintas secciones.</text:span></text:span></text:p>
      <text:p text:style-name="P20"><text:span text:style-name="DEL"><text:span text:style-name="T18"><text:tab/>&lt;hr&gt;</text:span></text:span></text:p>
      <text:p text:style-name="P20"><text:span text:style-name="DEL"><text:span text:style-name="T18">seccion 1</text:span></text:span></text:p>
      <text:p text:style-name="P20"><text:span text:style-name="DEL"><text:span text:style-name="T18">&lt;hr&gt;</text:span></text:span></text:p>
      <text:p text:style-name="P20"><text:span text:style-name="DEL"><text:span text:style-name="T18">seccion 2</text:span></text:span></text:p>
      <text:p text:style-name="P20"><text:soft-page-break/><text:span text:style-name="DEL"><text:span text:style-name="T18">&lt;hr&gt;</text:span></text:span></text:p>
      <text:p text:style-name="P20"><text:span text:style-name="DEL"><text:span text:style-name="T18">seccion 3</text:span></text:span></text:p>
      <text:p text:style-name="P20"><text:span text:style-name="DEL"><text:span text:style-name="T18"/></text:span></text:p>
      <text:p text:style-name="P20"><text:span text:style-name="DEL"><text:span text:style-name="T18">&lt;p&gt; Texto normal - &lt;b&gt;Texto en negrita&lt;/b&gt;&lt;/p&gt;</text:span></text:span></text:p>
      <text:p text:style-name="P20"><text:span text:style-name="DEL"><text:span text:style-name="T18">&lt;p&gt; Texto normal - &lt;em&gt;Texto enfatizado &lt;/em&gt; &lt;/p&gt;</text:span></text:span></text:p>
      <text:p text:style-name="P20"><text:span text:style-name="DEL"><text:span text:style-name="T18">&lt;p&gt; Texto normal - &lt;i&gt;Texto en itálica&lt;/i&gt;&lt;/p&gt;</text:span></text:span></text:p>
      <text:p text:style-name="P20"><text:span text:style-name="DEL"><text:span text:style-name="T18">&lt;p&gt; Texto normal - &lt;small&gt;Texto pequeño&lt;/small&gt;&lt;/p&gt;</text:span></text:span></text:p>
      <text:p text:style-name="P20"><text:span text:style-name="DEL"><text:span text:style-name="T18">&lt;p&gt; Texto normal - &lt;sup&gt;Texto Superíndice&lt;/sup&gt;&lt;/p&gt;</text:span></text:span></text:p>
      <text:p text:style-name="P20"><text:span text:style-name="DEL"><text:span text:style-name="T18">&lt;p&gt; Texto normal -&lt;sub&gt;Texto Subíndice&lt;/sub&gt;&lt;/p&gt;</text:span></text:span></text:p>
      <text:p text:style-name="P20"><text:span text:style-name="DEL"><text:span text:style-name="T18">&lt;p&gt; Texto normal -&lt;ins&gt;Texto subrayado &lt;/ins&gt;&lt;/p&gt;</text:span></text:span></text:p>
      <text:p text:style-name="P20"><text:span text:style-name="DEL"><text:span text:style-name="T18">&lt;p&gt; Texto normal -&lt;del&gt;Texto tachado&lt;/del&gt;&lt;/p&gt;</text:span></text:span></text:p>
      <text:p text:style-name="P20"><text:span text:style-name="DEL"><text:span text:style-name="T18">&lt;p&gt; Texto normal -&lt;mark&gt;Texto con mark&lt;/mark&gt;&lt;/p&gt;</text:span></text:span></text:p>
      <text:p text:style-name="P20"><text:span text:style-name="DEL"><text:span text:style-name="T18">&lt;p&gt; Texto normal -&lt;dfn&gt;Esto es una deficion&lt;/dfn&gt;&lt;/p&gt;</text:span></text:span></text:p>
      <text:p text:style-name="P20"><text:span text:style-name="DEL"><text:span text:style-name="T18">&lt;p&gt; Texto normal -&lt;q&gt;Texto entre comillas&lt;/q&gt;&lt;/p&gt;</text:span></text:span></text:p>
      <text:p text:style-name="P20"><text:span text:style-name="DEL"><text:span text:style-name="T18">&lt;del&gt;contexto eliminado&lt;/del&gt;</text:span></text:span></text:p>
      <text:p text:style-name="P20"><text:span text:style-name="DEL"><text:span text:style-name="T18">&lt;blockquote&gt;Sangria bloque texto&lt;/blockquote&gt;</text:span></text:span></text:p>
      <text:p text:style-name="P20"><text:span text:style-name="DEL"><text:span text:style-name="T18">&lt;p&gt;Progresion de la tarea :&lt;progress <text:s/>id = 'barra_progreso' max="100" value ="40"&gt;&lt;/progress&gt;&lt;/p&gt;</text:span></text:span></text:p>
      <text:p text:style-name="P20"><text:span text:style-name="DEL"><text:span text:style-name="T18">&lt;details&gt;</text:span></text:span></text:p>
      <text:p text:style-name="P20"><text:span text:style-name="DEL"><text:span text:style-name="T18">&lt;summary&gt;El avance de la tarea <text:s/>es : mostrar barra &lt;/summary&gt;</text:span></text:span></text:p>
      <text:p text:style-name="P20"><text:span text:style-name="DEL"><text:span text:style-name="T18"><text:s/><text:tab/>&lt;p&gt;Haz clic para ver las tareas .&lt;/p&gt;&lt;/summary&gt;</text:span></text:span></text:p>
      <text:p text:style-name="P20"><text:span text:style-name="DEL"><text:span text:style-name="T18"><text:s/>&lt;/details&gt;</text:span></text:span></text:p>
      <text:p text:style-name="P20"><text:span text:style-name="DEL"><text:span text:style-name="T18"/></text:span></text:p>
      <text:p text:style-name="P20"><text:span text:style-name="DEL"><text:span text:style-name="T18">&lt;/body&gt;</text:span></text:span></text:p>
      <text:p text:style-name="P20"><text:span text:style-name="DEL"><text:span text:style-name="T18">&lt;/html&gt;</text:span></text:span></text:p>
      <text:p text:style-name="P20"><text:span text:style-name="DEL"><text:span text:style-name="T18"/></text:span></text:p>
      <text:p text:style-name="P20"><text:span text:style-name="DEL"><text:span text:style-name="T18"/></text:span></text:p>
      <text:p text:style-name="P20"><text:soft-page-break/><text:span text:style-name="DEL"><text:span text:style-name="T18"/></text:span></text:p>
      <text:p text:style-name="P20"><text:span text:style-name="DEL"><text:span text:style-name="T18"/></text:span></text:p>
      <text:p text:style-name="P20"><text:span text:style-name="DEL"><text:span text:style-name="T18"/></text:span></text:p>
      <text:p text:style-name="P20"><text:span text:style-name="DEL"><text:span text:style-name="T18">2- Dado el siguiente texto:</text:span></text:span></text:p>
      <text:p text:style-name="Text_20_body"><text:span text:style-name="DEL"><text:span text:style-name="T11"/>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Table_20_Contents">MainLine Movies &amp; Memorabilia S.A.<text:line-break/>El Paraíso de los Amantes de las Películas<text:line-break/>¿Quiénes somos?<text:line-break/>MainLine Movies &amp; Memorabilia es una empresa de pedidos por correo de vídeos y posters especializada en vídeos, posters de películas e imágenes realizadas entre 1930 y 1970. También vendemos antiguos programas radiofónicos, scripts, calendarios,objetos, libros de películas y autógrafos relacionados con la misma época (1930 a 1970).<text:line-break/>Disponemos de más de 40,000 títulos en nuestra base de datos. Sisu película no se encuentra en almacén, se la podemos pedir especialmente para usted. <text:line-break/>Principio 1<text:line-break/>Hacemos lo que creemos que es correcto para cada uno de nuestros clientes<text:line-break/><text:line-break/></text:p>
          </table:table-cell>
        </table:table-row>
      </table:table>
      <text:p text:style-name="Text_20_body"><text:span text:style-name="DEL"><text:span text:style-name="T11"/></text:span></text:p>
      <text:p text:style-name="Text_20_body"><text:span text:style-name="DEL"><text:span text:style-name="T11"><text:s/>Crear una página HTML5 <text:s/>para que se muestre en el navegador del siguiente modo:</text:span></text:span></text:p>
      <text:p text:style-name="Text_20_body"><text:span text:style-name="DEL"><text:span text:style-name="T11"/></text:span></text:p>
      <text:p text:style-name="P12">MainLine Movies &amp; Memorabilia S.A.</text:p>
      <text:h text:style-name="P17" text:outline-level="3">El Paraíso de los Amantes de las Películas</text:h>
      <text:p text:style-name="Horizontal_20_Line"/>
      <text:h text:style-name="P16" text:outline-level="2">¿Quiénes somos?</text:h>
      <text:p text:style-name="Text_20_body"><text:span text:style-name="T22">M</text:span>ainLine Movies &amp; Memorabilia es una empresa de pedidos por correo de vídeos y posters especializada en vídeos, posters de películas e imágenes realizadas entre 1930 y 1970. También vendemos antiguos programas radiofónicos, scripts, calendarios, objetos, libros de películas y autógrafos relacionados con la misma época (1930 a 1970).</text:p>
      <text:p text:style-name="Text_20_body"><text:span text:style-name="Emphasis">Disponemos de más de 40,000 títulos en nuestra base de datos. Si su película no se encuentra en almacén, se la podemos pedir especialmente para usted. </text:span></text:p>
      <text:h text:style-name="P16" text:outline-level="2">Principio 1</text:h>
      <text:p text:style-name="Text_20_body"><text:span text:style-name="DEL"><text:span text:style-name="T9"><text:s text:c="36"/>"Hacemos lo que creemos que es correcto para cada uno de nuestros clientes"</text:span></text:span><text:span text:style-name="DEL"><text:span text:style-name="T10"> </text:span></text:span></text:p>
      <text:p text:style-name="Text_20_body"><text:span text:style-name="Definition"><text:span text:style-name="T8"/></text:span></text:p>
      <text:p text:style-name="Text_20_body"><text:span text:style-name="DEL"><text:span text:style-name="T6"/></text:span></text:p>
      <text:p text:style-name="Text_20_body"><text:soft-page-break/>&lt;!DOCTYPE html&gt;</text:p>
      <text:p text:style-name="Text_20_body">&lt;html lang="es"&gt;</text:p>
      <text:p text:style-name="Text_20_body">&lt;head&gt;</text:p>
      <text:p text:style-name="Text_20_body"><text:tab/>&lt;meta charset="utf-8"&gt;</text:p>
      <text:p text:style-name="Text_20_body"><text:tab/>&lt;meta name="viewport" content="width=device-width, initial-scale=1"&gt;</text:p>
      <text:p text:style-name="Text_20_body"><text:tab/>&lt;title&gt;boletin 9&lt;/title&gt;</text:p>
      <text:p text:style-name="Text_20_body">&lt;/head&gt;</text:p>
      <text:p text:style-name="Text_20_body">&lt;body&gt;</text:p>
      <text:p text:style-name="Text_20_body"/>
      <text:p text:style-name="Text_20_body"/>
      <text:p text:style-name="Text_20_body"><text:tab/>&lt;center&gt;&lt;h1&gt; MainLine Movies &amp; Memorabilia S.A.&lt;/h1&gt;&lt;/center&gt;</text:p>
      <text:p text:style-name="Text_20_body"/>
      <text:p text:style-name="Text_20_body"/>
      <text:p text:style-name="Text_20_body">&lt;center&gt;&lt;h3&gt;El Paraíso de los Amantes de las Películas&lt;/h3&gt;&lt;/center&gt;</text:p>
      <text:p text:style-name="Text_20_body">&lt;hr&gt;</text:p>
      <text:p text:style-name="Text_20_body"><text:s text:c="46"/>&lt;center&gt;&lt;h2&gt;Quiénes somos?&lt;/h2&gt;&lt;/center&gt;</text:p>
      <text:p text:style-name="Text_20_body"><text:s text:c="21"/></text:p>
      <text:p text:style-name="Text_20_body"><text:s text:c="21"/>&lt;center&gt; &lt;M style="font-size: 20pt;"&gt;M&lt;/M&gt;ainLine Movies &amp; Memorabilia es una empresa de pedidos por correo de vídeos y posters &lt;br&gt;</text:p>
      <text:p text:style-name="Text_20_body"><text:s text:c="21"/>especializada en vídeos, posters de películas e imágenes realizadas entre 1930 y 1970. También &lt;br&gt;</text:p>
      <text:p text:style-name="Text_20_body"><text:s text:c="21"/>vendemos antiguos programas radiofónicos, scripts, calendarios, objetos, libros de películas y &lt;br&gt;</text:p>
      <text:p text:style-name="Text_20_body"><text:s text:c="21"/>autógrafos relacionados con la misma época (1930 a 1970).&lt;/p&gt;</text:p>
      <text:p text:style-name="Text_20_body"><text:s text:c="18"/></text:p>
      <text:p text:style-name="Text_20_body"><text:s text:c="20"/>Disponemos de más de 40,000 títulos en nuestra base de datos. &lt;br&gt;</text:p>
      <text:p text:style-name="Text_20_body"><text:s text:c="20"/>si su película no se encuentra en almacén, se la podemos pedir especialmente para usted.&lt;center&gt;</text:p>
      <text:p text:style-name="Text_20_body"><text:s text:c="18"/></text:p>
      <text:p text:style-name="Text_20_body"><text:s text:c="35"/>&lt;center&gt;&lt;h2&gt;Principio 1&lt;/h2&gt;&lt;/center&gt;</text:p>
      <text:p text:style-name="Text_20_body"><text:s text:c="35"/>&lt;small&gt;"Hacemos lo que creemos que es correcto para cada uno de nuestros clientes" &lt;/small&gt;</text:p>
      <text:p text:style-name="Text_20_body"/>
      <text:p text:style-name="Text_20_body">&lt;/body&gt;</text:p>
      <text:p text:style-name="Text_20_body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SimSun" style:font-family-asian="SimSun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family="'Times New Roman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Tahoma1" style:font-family-complex="Tahoma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family="'Times New Roman'" style:font-family-generic="roman" style:font-pitch="variable" fo:font-size="7pt" fo:font-weight="bold" style:font-name-asian="SimSun" style:font-family-asian="SimSun" style:font-family-generic-asian="system" style:font-pitch-asian="variable" style:font-size-asian="7pt" style:font-weight-asian="bold" style:font-name-complex="Tahoma1" style:font-family-complex="Tahoma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INS" style:family="text"/>
    <style:style style:name="DEL" style:family="text"/>
    <style:style style:name="Teletyp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Definition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4-11-04T16:53:31.64</meta:creation-date>
    <dc:date>2022-11-16T13:12:13.249426866</dc:date>
    <meta:editing-duration>PT3H29M34S</meta:editing-duration>
    <meta:editing-cycles>13</meta:editing-cycles>
    <meta:generator>LibreOffice/7.3.6.2$Linux_X86_64 LibreOffice_project/30$Build-2</meta:generator>
    <meta:document-statistic meta:table-count="2" meta:image-count="0" meta:object-count="0" meta:page-count="6" meta:paragraph-count="130" meta:word-count="776" meta:character-count="5611" meta:non-whitespace-character-count="4555"/>
  </office:meta>
</office:document-meta>
</file>